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_5f_destinataires" style:display-name="table_destinataires" style:family="table">
      <style:table-properties style:width="17cm" table:align="margins"/>
    </style:style>
    <style:style style:name="table_5f_destinataires.A" style:display-name="table_destinataires.A" style:family="table-column">
      <style:table-column-properties style:column-width="2.427cm" style:rel-column-width="9359*"/>
    </style:style>
    <style:style style:name="table_5f_destinataires.C" style:display-name="table_destinataires.C" style:family="table-column">
      <style:table-column-properties style:column-width="2.429cm" style:rel-column-width="9366*"/>
    </style:style>
    <style:style style:name="table_5f_destinataires.F" style:display-name="table_destinataires.F" style:family="table-column">
      <style:table-column-properties style:column-width="2.431cm" style:rel-column-width="9367*"/>
    </style:style>
    <style:style style:name="table_5f_destinataires.A1" style:display-name="table_destinataires.A1" style:family="table-cell">
      <style:table-cell-properties style:vertical-align="middle" fo:background-color="#eeeeee" fo:padding="0.097cm" fo:border-left="0.5pt solid #eeeeee" fo:border-right="none" fo:border-top="0.5pt solid #eeeeee" fo:border-bottom="0.5pt solid #eeeeee">
        <style:background-image/>
      </style:table-cell-properties>
    </style:style>
    <style:style style:name="table_5f_destinataires.G1" style:display-name="table_destinataires.G1" style:family="table-cell">
      <style:table-cell-properties style:vertical-align="middle" fo:background-color="#eeeeee" fo:padding="0.097cm" fo:border="0.5pt solid #eeeeee">
        <style:background-image/>
      </style:table-cell-properties>
    </style:style>
    <style:style style:name="table_5f_destinataires.A2" style:display-name="table_destinataires.A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B2" style:display-name="table_destinataires.B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C2" style:display-name="table_destinataires.C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D2" style:display-name="table_destinataires.D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E2" style:display-name="table_destinataires.E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F2" style:display-name="table_destinataires.F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G2" style:display-name="table_destinataires.G2" style:family="table-cell">
      <style:table-cell-properties style:vertical-align="middle" fo:padding="0.097cm" fo:border-left="0.5pt solid #ffffff" fo:border-right="0.5pt solid #ffffff" fo:border-top="none" fo:border-bottom="0.5pt solid #ffffff"/>
    </style:style>
    <style:style style:name="P1" style:family="paragraph" style:parent-style-name="Standard">
      <style:text-properties style:font-name="Lato" officeooo:rsid="00169c78" officeooo:paragraph-rsid="001e7dee"/>
    </style:style>
    <style:style style:name="P2" style:family="paragraph" style:parent-style-name="Standard">
      <style:text-properties style:font-name="Lato" officeooo:rsid="002bb42f" officeooo:paragraph-rsid="001e7dee"/>
    </style:style>
    <style:style style:name="P3" style:family="paragraph" style:parent-style-name="Standard">
      <style:text-properties style:font-name="Lato" officeooo:rsid="002bb42f" officeooo:paragraph-rsid="002018f3"/>
    </style:style>
    <style:style style:name="P4" style:family="paragraph" style:parent-style-name="Standard">
      <style:text-properties style:font-name="Lato" officeooo:rsid="002018f3" officeooo:paragraph-rsid="002018f3"/>
    </style:style>
    <style:style style:name="P5" style:family="paragraph" style:parent-style-name="Standard">
      <style:text-properties style:font-name="Lato" officeooo:rsid="002bb42f" officeooo:paragraph-rsid="002018f3"/>
    </style:style>
    <style:style style:name="P6" style:family="paragraph" style:parent-style-name="Standard">
      <style:text-properties style:font-name="Lato" fo:font-size="16pt" fo:font-weight="bold" officeooo:rsid="00218d20" officeooo:paragraph-rsid="00218d20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ato" fo:font-size="10pt" officeooo:rsid="002bb42f" officeooo:paragraph-rsid="002018f3" style:font-size-asian="10pt" style:font-size-complex="10pt"/>
    </style:style>
    <style:style style:name="P8" style:family="paragraph" style:parent-style-name="Standard">
      <style:text-properties style:font-name="Lato" officeooo:rsid="00169c78" officeooo:paragraph-rsid="001e7dee"/>
    </style:style>
    <style:style style:name="P9" style:family="paragraph" style:parent-style-name="Table_20_Contents">
      <style:paragraph-properties fo:text-align="center" style:justify-single-word="false"/>
      <style:text-properties style:font-name="Lato" fo:font-size="11pt" fo:font-weight="bold" officeooo:rsid="002bb42f" officeooo:paragraph-rsid="002018f3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ato" fo:font-size="11pt" fo:font-weight="bold" officeooo:rsid="0022aff0" officeooo:paragraph-rsid="0022aff0" style:font-size-asian="11pt" style:font-weight-asian="bold" style:font-size-complex="11pt" style:font-weight-complex="bold"/>
    </style:style>
    <number:date-style style:name="N10071" number:language="fr" number:country="FR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email"/>
        <text:user-field-decl office:value-type="string" office:string-value="" text:name="type"/>
        <text:user-field-decl office:value-type="float" office:value="0" text:name="date_envoi"/>
        <text:user-field-decl office:value-type="float" office:value="0" text:name="dernier_envoi"/>
        <text:user-field-decl office:value-type="string" office:string-value="" text:name="nombre_envois"/>
        <text:user-field-decl office:value-type="string" office:string-value="" text:name="lecture"/>
        <text:user-field-decl office:value-type="float" office:value="0" text:name="date"/>
        <text:user-field-decl office:value-type="float" office:value="0" text:name="date_reponse"/>
      </text:user-field-decls>
      <text:p text:style-name="P6">Accusé de lecture de mail sécurisé</text:p>
      <text:p text:style-name="P4">Dernière mise à jour : <text:user-field-get style:data-style-name="N10071" text:name="date">30/12/1899 00:00:00</text:user-field-get></text:p>
      <text:p text:style-name="P3"/>
      <text:p text:style-name="P3"/>
      <table:table table:name="table_destinataires" table:style-name="table_5f_destinataires">
        <table:table-column table:style-name="table_5f_destinataires.A" table:number-columns-repeated="2"/>
        <table:table-column table:style-name="table_5f_destinataires.C"/>
        <table:table-column table:style-name="table_5f_destinataires.A" table:number-columns-repeated="2"/>
        <table:table-column table:style-name="table_5f_destinataires.F"/>
        <table:table-column table:style-name="table_5f_destinataires.C"/>
        <table:table-row>
          <table:table-cell table:style-name="table_5f_destinataires.A1" office:value-type="string">
            <text:p text:style-name="P9">Email</text:p>
          </table:table-cell>
          <table:table-cell table:style-name="table_5f_destinataires.A1" office:value-type="string">
            <text:p text:style-name="P9">Type</text:p>
          </table:table-cell>
          <table:table-cell table:style-name="table_5f_destinataires.A1" office:value-type="string">
            <text:p text:style-name="P9">Date d’envoi</text:p>
          </table:table-cell>
          <table:table-cell table:style-name="table_5f_destinataires.A1" office:value-type="string">
            <text:p text:style-name="P9">Dernier envoi</text:p>
          </table:table-cell>
          <table:table-cell table:style-name="table_5f_destinataires.A1" office:value-type="string">
            <text:p text:style-name="P9">Nombre d’envois</text:p>
          </table:table-cell>
          <table:table-cell table:style-name="table_5f_destinataires.A1" office:value-type="string">
            <text:p text:style-name="P9">Lecture</text:p>
          </table:table-cell>
          <table:table-cell table:style-name="table_5f_destinataires.G1" office:value-type="string">
            <text:p text:style-name="P10">Réponse</text:p>
          </table:table-cell>
        </table:table-row>
        <table:table-row>
          <table:table-cell table:style-name="table_5f_destinataires.A2" office:value-type="string">
            <text:p text:style-name="P7"><text:user-field-get text:name="email"/></text:p>
          </table:table-cell>
          <table:table-cell table:style-name="table_5f_destinataires.B2" office:value-type="string">
            <text:p text:style-name="P7"><text:user-field-get text:name="type"/></text:p>
          </table:table-cell>
          <table:table-cell table:style-name="table_5f_destinataires.C2" office:value-type="string">
            <text:p text:style-name="P7"><text:user-field-get style:data-style-name="N10071" text:name="date_envoi">30/12/1899 00:00:00</text:user-field-get></text:p>
          </table:table-cell>
          <table:table-cell table:style-name="table_5f_destinataires.D2" office:value-type="string">
            <text:p text:style-name="P7"><text:user-field-get style:data-style-name="N10071" text:name="dernier_envoi">30/12/1899 00:00:00</text:user-field-get></text:p>
          </table:table-cell>
          <table:table-cell table:style-name="table_5f_destinataires.E2" office:value-type="string">
            <text:p text:style-name="P7"><text:user-field-get text:name="nombre_envois"/></text:p>
          </table:table-cell>
          <table:table-cell table:style-name="table_5f_destinataires.F2" office:value-type="string">
            <text:p text:style-name="P7"><text:user-field-get text:name="lecture"/></text:p>
          </table:table-cell>
          <table:table-cell table:style-name="table_5f_destinataires.G2" office:value-type="string">
            <text:p text:style-name="P7"><text:user-field-get style:data-style-name="N10071" text:name="date_reponse">30/12/1899 00:00:00</text:user-field-get></text:p>
          </table:table-cell>
        </table:table-row>
      </table:table>
      <text:p text:style-name="P3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09:38:06.214335722</meta:creation-date>
    <dc:date>2023-12-07T11:43:14.923641794</dc:date>
    <meta:editing-duration>PT25M27S</meta:editing-duration>
    <meta:editing-cycles>7</meta:editing-cycles>
    <meta:generator>LibreOffice/7.3.7.2$Linux_X86_64 LibreOffice_project/30$Build-2</meta:generator>
    <meta:document-statistic meta:table-count="1" meta:image-count="0" meta:object-count="0" meta:page-count="1" meta:paragraph-count="16" meta:word-count="29" meta:character-count="196" meta:non-whitespace-character-count="179"/>
  </office:meta>
</office:document-meta>
</file>